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itle">
      <style:text-properties officeooo:rsid="0032d7fd" officeooo:paragraph-rsid="0032d7fd"/>
    </style:style>
    <style:style style:name="P3" style:family="paragraph" style:parent-style-name="Text_20_body">
      <style:paragraph-properties fo:text-align="center" style:justify-single-word="false"/>
    </style:style>
    <style:style style:name="T1" style:family="text">
      <style:text-properties officeooo:rsid="0038236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陷阱</text:p>
      <text:p text:style-name="P1"/>
      <text:p text:style-name="P1">有一種陷阱<text:line-break/>因爲看不見<text:line-break/>所以被叫做幸福<text:line-break/>我們拖着一家人<text:line-break/>拼命地往裏爬<text:line-break/><text:line-break/>有一種陷阱<text:line-break/>化身成正能量<text:line-break/>讓你在心碎中看到了希望<text:line-break/>像極了那隻<text:line-break/>不用搖號<text:line-break/>卻能在養老院裏<text:line-break/>被幸福到老的<text:line-break/>堅強豬<text:line-break/><text:line-break/>而那些挖陷阱的人啊<text:line-break/>卻笑出了殺豬一樣的叫聲<text:line-break/>眼裡尿出了興奮的眼淚</text:p>
      <text:p text:style-name="P1"><text:line-break/>我們無法理解<text:line-break/>無法理解變態的眼淚<text:line-break/>也好難喚醒幸福的人<text:line-break/>因爲我們的智商總是<text:line-break/>不如人意<text:line-break/>只能對天<text:line-break/>空懺悔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1-05-17T12:42:07.466531560</dc:date>
    <meta:editing-duration>PT1H15M46S</meta:editing-duration>
    <meta:editing-cycles>41</meta:editing-cycles>
    <meta:document-statistic meta:table-count="0" meta:image-count="0" meta:object-count="0" meta:page-count="1" meta:paragraph-count="3" meta:word-count="153" meta:character-count="177" meta:non-whitespace-character-count="153"/>
  </office:meta>
</office:document-meta>
</file>